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8e4" officeooo:paragraph-rsid="0007c8e4"/>
    </style:style>
    <style:style style:name="P2" style:family="paragraph" style:parent-style-name="Standard">
      <style:text-properties officeooo:paragraph-rsid="0007c8e4"/>
    </style:style>
    <style:style style:name="P3" style:family="paragraph" style:parent-style-name="Standard">
      <style:text-properties officeooo:rsid="0008311c" officeooo:paragraph-rsid="0008311c"/>
    </style:style>
    <style:style style:name="P4" style:family="paragraph" style:parent-style-name="Table_20_Contents">
      <style:text-properties officeooo:rsid="000967f8" officeooo:paragraph-rsid="000967f8"/>
    </style:style>
    <style:style style:name="P5" style:family="paragraph" style:parent-style-name="Table_20_Contents">
      <style:text-properties officeooo:rsid="000a3e06" officeooo:paragraph-rsid="000a3e06"/>
    </style:style>
    <style:style style:name="P6" style:family="paragraph" style:parent-style-name="Table_20_Contents">
      <style:text-properties officeooo:rsid="000a3e06" officeooo:paragraph-rsid="000b5416"/>
    </style:style>
    <style:style style:name="P7" style:family="paragraph" style:parent-style-name="Table_20_Contents">
      <style:text-properties officeooo:rsid="000a74a7" officeooo:paragraph-rsid="000a74a7"/>
    </style:style>
    <style:style style:name="P8" style:family="paragraph" style:parent-style-name="Table_20_Contents">
      <style:text-properties officeooo:rsid="000b5416" officeooo:paragraph-rsid="000b5416"/>
    </style:style>
    <style:style style:name="P9" style:family="paragraph" style:parent-style-name="Table_20_Contents">
      <style:text-properties officeooo:paragraph-rsid="000b5416"/>
    </style:style>
    <style:style style:name="T1" style:family="text">
      <style:text-properties officeooo:rsid="00037bab"/>
    </style:style>
    <style:style style:name="T2" style:family="text">
      <style:text-properties officeooo:rsid="00040eda"/>
    </style:style>
    <style:style style:name="T3" style:family="text">
      <style:text-properties officeooo:rsid="0005d51f"/>
    </style:style>
    <style:style style:name="T4" style:family="text">
      <style:text-properties officeooo:rsid="0007c8e4"/>
    </style:style>
    <style:style style:name="T5" style:family="text">
      <style:text-properties style:font-name="sans-serif" fo:font-size="11.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2: Format des fichiers</text:p>
      <text:p text:style-name="Standard"/>
      <text:p text:style-name="Standard"/>
      <text:p text:style-name="Standard">1/ </text:p>
      <text:p text:style-name="Standard">le fichier s'ouvre dans mon éditeur de texte.</text:p>
      <text:p text:style-name="Standard"/>
      <text:p text:style-name="Standard">2/</text:p>
      <text:p text:style-name="Standard">le fichier d'image s'ouvre dans "image viewer".</text:p>
      <text:p text:style-name="Standard"/>
      <text:p text:style-name="Standard">3/</text:p>
      <text:p text:style-name="Standard">Le fichier s'ouvre dans l'editeur de texte mais indoque une erreur de décodage.</text:p>
      <text:p text:style-name="Standard">De plus ça affiche des caractéres de debug non compréhensible.</text:p>
      <text:p text:style-name="Standard"/>
      <text:p text:style-name="Standard">4/</text:p>
      <text:p text:style-name="Standard">Le fichier s'ouvre correctement.</text:p>
      <text:p text:style-name="Standard"/>
      <text:p text:style-name="Standard">5/</text:p>
      <text:p text:style-name="Standard">Avec gthumb l'image saffiche correctement</text:p>
      <text:p text:style-name="Standard"/>
      <text:p text:style-name="Standard">6/</text:p>
      <text:p text:style-name="Standard">Ristretto prend uniquement l'extention du fichier alors que gthumb prend en compte le contenu du fichier</text:p>
      <text:p text:style-name="Standard"/>
      <text:p text:style-name="Standard">7/</text:p>
      <text:p text:style-name="Standard">La modification d'extension ne change pas le format du fichier (toujours jpeg image data))</text:p>
      <text:p text:style-name="Standard"/>
      <text:p text:style-name="Standard">8/</text:p>
      <text:p text:style-name="Standard">→ La largeur de l’image: 640</text:p>
      <text:p text:style-name="Standard">→ La hauteur de l’image: 426</text:p>
      <text:p text:style-name="Standard">→ Laprofondeur de codage: 8</text:p>
      <text:p text:style-name="Standard">→ La taille de l’image: 640*426</text:p>
      <text:p text:style-name="Standard">→ La tailledu fichier : 799 Kib</text:p>
      <text:p text:style-name="Standard"/>
      <text:p text:style-name="Standard">9/</text:p>
      <text:p text:style-name="Standard">64*43</text:p>
      <text:p text:style-name="Standard">en fait là ça a réduit de 90% l'image.</text:p>
      <text:p text:style-name="Standard"/>
      <text:p text:style-name="Standard">10/</text:p>
      <text:p text:style-name="Standard">I faut faire la commande avec l'argument 90% plustôt.</text:p>
      <text:p text:style-name="Standard"/>
      <text:p text:style-name="Standard">11/</text:p>
      <text:p text:style-name="Standard">Redmi Note 8 Pro.</text:p>
      <text:p text:style-name="Standard">2021:11:16 08:33:54</text:p>
      <text:p text:style-name="Standard">No Flash</text:p>
      <text:p text:style-name="Standard">GPS Position: 43 deg 34' 12.18" N, 1 deg 27' 53.08" E</text:p>
      <text:p text:style-name="Standard"/>
      <text:p text:style-name="Standard"><text:soft-page-break/>12/</text:p>
      <text:p text:style-name="Standard"><text:span text:style-name="T1">les coordonées indique </text:span>juste devant l'iut.</text:p>
      <text:p text:style-name="Standard">De se faire voler la voiture puisqu'elle est rare.</text:p>
      <text:p text:style-name="Standard"/>
      <text:p text:style-name="Standard"/>
      <text:p text:style-name="Standard">VI <text:s text:c="2"/>Image format base64:</text:p>
      <text:p text:style-name="Standard">l'image fait <text:span text:style-name="T3">2</text:span><text:span text:style-name="T2">,919 bytes</text:span></text:p>
      <text:p text:style-name="P1">le secons fichier fait 3,944 bytes</text:p>
      <text:p text:style-name="P1"/>
      <text:p text:style-name="P2"><text:span text:style-name="T4">cela fait une différence de </text:span><text:bookmark text:name="cwos"/>1025<text:span text:style-name="T4">bytes</text:span></text:p>
      <text:p text:style-name="P1"/>
      <text:p text:style-name="P3">L’image une fois décodée est représente le logo de raspberry Pi, la célébre manufacture de composants connu notament micro ordinateurs.</text:p>
      <text:p text:style-name="P3"><text:span text:style-name="T5"/></text:p>
      <table:table table:name="Table1" table:style-name="Table1">
        <table:table-column table:style-name="Table1.A" table:number-columns-repeated="4"/>
        <table:table-row table:style-name="TableLine94174171953184">
          <table:table-cell table:style-name="Table1.A1" office:value-type="string">
            <text:p text:style-name="P4">Fichier</text:p>
          </table:table-cell>
          <table:table-cell table:style-name="Table1.A1" office:value-type="string">
            <text:p text:style-name="P4">Editeur</text:p>
          </table:table-cell>
          <table:table-cell table:style-name="Table1.A1" office:value-type="string">
            <text:p text:style-name="P4">Nom du fichier d’information</text:p>
          </table:table-cell>
          <table:table-cell table:style-name="Table1.D1" office:value-type="string">
            <text:p text:style-name="P4">Baliser Métadonnées</text:p>
          </table:table-cell>
        </table:table-row>
        <table:table-row table:style-name="TableLine94174171953184">
          <table:table-cell table:style-name="Table1.A2" office:value-type="string">
            <text:p text:style-name="P4">Rapport1.docx</text:p>
          </table:table-cell>
          <table:table-cell table:style-name="Table1.A2" office:value-type="string">
            <text:p text:style-name="P5">Libre office</text:p>
          </table:table-cell>
          <table:table-cell table:style-name="Table1.A2" office:value-type="string">
            <text:p text:style-name="P7">App.xml</text:p>
          </table:table-cell>
          <table:table-cell table:style-name="Table1.D2" office:value-type="string">
            <text:p text:style-name="P7">Application</text:p>
          </table:table-cell>
        </table:table-row>
        <table:table-row table:style-name="TableLine94174171953184">
          <table:table-cell table:style-name="Table1.A2" office:value-type="string">
            <text:p text:style-name="P4">Rapport2.docx</text:p>
          </table:table-cell>
          <table:table-cell table:style-name="Table1.A2" office:value-type="string">
            <text:p text:style-name="Table_20_Contents">Microsoft Office Word</text:p>
          </table:table-cell>
          <table:table-cell table:style-name="Table1.A2" office:value-type="string">
            <text:p text:style-name="P7">App.xml</text:p>
          </table:table-cell>
          <table:table-cell table:style-name="Table1.D2" office:value-type="string">
            <text:p text:style-name="P7">Application</text:p>
          </table:table-cell>
        </table:table-row>
        <table:table-row table:style-name="TableLine94174171953184">
          <table:table-cell table:style-name="Table1.A2" office:value-type="string">
            <text:p text:style-name="P4">Rapport1.odt</text:p>
          </table:table-cell>
          <table:table-cell table:style-name="Table1.A2" office:value-type="string">
            <text:p text:style-name="P6">Libre office</text:p>
          </table:table-cell>
          <table:table-cell table:style-name="Table1.A2" office:value-type="string">
            <text:p text:style-name="P8">Meta.xml</text:p>
          </table:table-cell>
          <table:table-cell table:style-name="Table1.D2" office:value-type="string">
            <text:p text:style-name="Table_20_Contents">&lt;meta:generator&gt;</text:p>
          </table:table-cell>
        </table:table-row>
        <table:table-row table:style-name="TableLine94174171953184">
          <table:table-cell table:style-name="Table1.A2" office:value-type="string">
            <text:p text:style-name="P4">Rapport2.odt</text:p>
          </table:table-cell>
          <table:table-cell table:style-name="Table1.A2" office:value-type="string">
            <text:p text:style-name="Table_20_Contents">MicrosoftOffice/15.0 MicrosoftWord</text:p>
          </table:table-cell>
          <table:table-cell table:style-name="Table1.A2" office:value-type="string">
            <text:p text:style-name="P8">Meta.xml</text:p>
          </table:table-cell>
          <table:table-cell table:style-name="Table1.D2" office:value-type="string">
            <text:p text:style-name="P9">&lt;meta:generator&gt;</text:p>
          </table:table-cell>
        </table:table-row>
      </table:table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7T19:09:38.885899536</meta:creation-date>
    <dc:date>2021-11-28T11:00:30.683681012</dc:date>
    <meta:editing-duration>PT15H20M19S</meta:editing-duration>
    <meta:editing-cycles>8</meta:editing-cycles>
    <meta:generator>LibreOffice/7.0.4.2$Linux_X86_64 LibreOffice_project/00$Build-2</meta:generator>
    <meta:document-statistic meta:table-count="1" meta:image-count="0" meta:object-count="0" meta:page-count="2" meta:paragraph-count="60" meta:word-count="246" meta:character-count="1511" meta:non-whitespace-character-count="1322"/>
  </office:meta>
</office:document-meta>
</file>